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1a2f"/>
    </style:style>
    <style:style style:name="P2" style:family="paragraph" style:parent-style-name="Standard">
      <style:text-properties officeooo:paragraph-rsid="001610d5"/>
    </style:style>
    <style:style style:name="P3" style:family="paragraph" style:parent-style-name="Standard">
      <style:text-properties officeooo:paragraph-rsid="00173c0b"/>
    </style:style>
    <style:style style:name="T1" style:family="text">
      <style:text-properties officeooo:rsid="00151a2f"/>
    </style:style>
    <style:style style:name="T2" style:family="text">
      <style:text-properties officeooo:rsid="001610d5"/>
    </style:style>
    <style:style style:name="T3" style:family="text">
      <style:text-properties officeooo:rsid="00173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Dear <text:s/>Robert,</text:span></text:p>
      <text:p text:style-name="P1"><text:span text:style-name="T1">I enjoyed reading your essay on the definition of theft. I think you had really good flow between your arguments. It was clear to follow through out and you </text:span><text:span text:style-name="T2">supported</text:span><text:span text:style-name="T1"> your claim well. <text:s/>I thought you did an </text:span><text:span text:style-name="T2">excellent</text:span><text:span text:style-name="T1"> job using sources to </text:span><text:span text:style-name="T2">support</text:span><text:span text:style-name="T1"> your </text:span><text:span text:style-name="T2">arguments.</text:span><text:span text:style-name="T1"> It gave your essay a lot more </text:span><text:span text:style-name="T2">credibility</text:span><text:span text:style-name="T1"> and justified your thoughts. </text:span></text:p>
      <text:p text:style-name="P2"><text:span text:style-name="T2">One of the few things I could suggest to you would be </text:span><text:span text:style-name="T3">reconsidering</text:span><text:span text:style-name="T2"> your argument about since everyone is doing it it should be alright. I feel like this is a </text:span><text:span text:style-name="T3">valid</text:span><text:span text:style-name="T2"> argument but I don't </text:span><text:span text:style-name="T3">believe</text:span><text:span text:style-name="T2"> that should be one of the argument you should fight for. It kind of seems like the easy way to argue that music piracy </text:span><text:span text:style-name="T3">isn't</text:span><text:span text:style-name="T2"> theft. I think your argument would be just as effective if you added a argument about how </text:span><text:span text:style-name="T3">music piracy</text:span><text:span text:style-name="T2"> </text:span><text:span text:style-name="T3">allows</text:span><text:span text:style-name="T2"> </text:span><text:span text:style-name="T3">artists</text:span><text:span text:style-name="T2"> to reach a wider audience and for more people to hear about their music. I know that there are a few artists that </text:span><text:span text:style-name="T3">don't</text:span><text:span text:style-name="T2"> mind music piracy. One that comes to mind is </text:span><text:span text:style-name="T3">S</text:span><text:span text:style-name="T2">krillex when </text:span><text:span text:style-name="T3">releasing</text:span><text:span text:style-name="T2"> his “Bangerang” EP he posted on a social media site “just like I always say, go pirate it if you don't have money.. I just want you to have it... or buy it here.. either way </text:span><text:span text:style-name="T3">I'll</text:span><text:span text:style-name="T2"> love you”. </text:span><text:span text:style-name="T3">I think an argument from an artists perspective on the subject would give a new view on the argument <text:s/>that many customers don't usually see.</text:span></text:p>
      <text:p text:style-name="P1"><text:span text:style-name="T1"/></text:p>
      <text:p text:style-name="P3"><text:span text:style-name="T3">Best of luck,</text:span></text:p>
      <text:p text:style-name="P3"><text:span text:style-name="T3">Sam Quinn</text:span></text:p>
      <text:p text:style-name="P3"><text:span text:style-name="T3"/></text:p>
      <text:p text:style-name="P3"><text:span text:style-name="T3">Words: 2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Quinn</meta:initial-creator>
    <meta:creation-date>2013-05-14T21:55:34</meta:creation-date>
    <dc:date>2013-05-14T22:36:58</dc:date>
    <dc:creator>Sam Quinn</dc:creator>
    <meta:editing-duration>PT10M3S</meta:editing-duration>
    <meta:editing-cycles>1</meta:editing-cycles>
    <meta:document-statistic meta:table-count="0" meta:image-count="0" meta:object-count="0" meta:page-count="1" meta:paragraph-count="6" meta:word-count="250" meta:character-count="1333" meta:non-whitespace-character-count="1085"/>
    <meta:generator>LibreOffice/3.6$Linux_X86_64 LibreOffice_project/360m1$Build-2</meta:generator>
  </office:meta>
</office:document-meta>
</file>